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formula="of:=[.F1]*10" office:value-type="float" office:value="1000000">
            <text:p>1000000</text:p>
          </table:table-cell>
        </table:table-row>
        <table:table-row table:style-name="ro1">
          <table:table-cell office:value-type="string">
            <text:p>Time (BST)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Time (Array)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float" office:value="888">
            <text:p>888</text:p>
          </table:table-cell>
          <table:table-cell office:value-type="float" office:value="8005">
            <text:p>8005</text:p>
          </table:table-cell>
          <table:table-cell office:value-type="float" office:value="87222">
            <text:p>8722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Sheet1.G24" table:end-x="0.6697in" table:end-y="0.0213in" draw:z-index="0" draw:style-name="gr1" draw:text-style-name="P1" svg:width="5.7512in" svg:height="3.0752in" svg:x="0.2524in" svg:y="0.1465in">
              <draw:object draw:notify-on-update-of-ranges="Sheet1.A1:Sheet1.A1 Sheet1.A1:Sheet1.F1 Sheet1.A2:Sheet1.A2 Sheet1.B2:Sheet1.G2 Sheet1.A3:Sheet1.A3 Sheet1.B3:Sheet1.G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11/20/2018</text:date>, <text:time>12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hit hov</meta:initial-creator>
    <meta:creation-date>2018-11-20T11:47:09.73</meta:creation-date>
    <dc:date>2018-11-20T12:06:13.11</dc:date>
    <dc:creator>anahit hov</dc:creator>
    <meta:editing-duration>PT2M40S</meta:editing-duration>
    <meta:editing-cycles>1</meta:editing-cycles>
    <meta:document-statistic meta:table-count="3" meta:cell-count="21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09cm" svg:height="7.812cm" xlink:href=".." xlink:type="simple" chart:class="chart:scatter" chart:style-name="ch1">
        <chart:title svg:x="4.641cm" svg:y="0.292cm" chart:style-name="ch2">
          <text:p>BST vs Array search times</text:p>
        </chart:title>
        <chart:plot-area chart:style-name="ch3" table:cell-range-address="Sheet1.A1:Sheet1.F1 Sheet1.A2:Sheet1.G3" chart:data-source-has-labels="both" svg:x="1.33cm" svg:y="1.539cm" svg:width="12.695cm" svg:height="5.109cm">
          <chartooo:coordinate-region svg:x="2.692cm" svg:y="1.752cm" svg:width="10.777cm" svg:height="4.223cm"/>
          <chart:axis chart:dimension="x" chart:name="primary-x" chart:style-name="ch4" chartooo:axis-type="auto">
            <chart:title svg:x="6.297cm" svg:y="6.805cm" chart:style-name="ch5">
              <text:p>Number of Entries</text:p>
            </chart:title>
            <chart:categories table:cell-range-address="Sheet1.A1:Sheet1.F1"/>
          </chart:axis>
          <chart:axis chart:dimension="y" chart:name="primary-y" chart:style-name="ch4">
            <chart:title svg:x="0.451cm" svg:y="5.235cm" chart:style-name="ch6">
              <text:p>Time of search</text:p>
            </chart:title>
            <chart:grid chart:style-name="ch7" chart:class="major"/>
          </chart:axis>
          <chart:series chart:style-name="ch8" chart:values-cell-range-address="Sheet1.B2:Sheet1.G2" chart:label-cell-address="Sheet1.A2:Sheet1.A2" chart:class="chart:scatter">
            <chart:domain table:cell-range-address="Sheet1.A1:Sheet1.F1"/>
            <chart:data-point chart:repeated="6"/>
          </chart:series>
          <chart:series chart:style-name="ch9" chart:values-cell-range-address="Sheet1.B3:Sheet1.G3" chart:label-cell-address="Sheet1.A3:Sheet1.A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A1:Sheet1.F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Time (BST)</text:p>
                <draw:g>
                  <svg:desc>Sheet1.A2:Sheet1.A2</svg:desc>
                </draw:g>
              </table:table-cell>
              <table:table-cell office:value-type="float" office:value="9">
                <text:p>9</text:p>
                <draw:g>
                  <svg:desc>Sheet1.B2:Sheet1.G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ime (Array)</text:p>
                <draw:g>
                  <svg:desc>Sheet1.A3:Sheet1.A3</svg:desc>
                </draw:g>
              </table:table-cell>
              <table:table-cell office:value-type="float" office:value="10">
                <text:p>10</text:p>
                <draw:g>
                  <svg:desc>Sheet1.B3:Sheet1.G3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888">
                <text:p>888</text:p>
              </table:table-cell>
              <table:table-cell office:value-type="float" office:value="8005">
                <text:p>8005</text:p>
              </table:table-cell>
              <table:table-cell office:value-type="float" office:value="87222">
                <text:p>87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